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1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PAZA QUISPE, HILD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2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PAZA QUISPE, HILD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SALCEDO SERVELEON, ZENA BERNARDIN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ATOS PEKINES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0587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5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1T17:51:2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